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adornments="Félkövér" style:font-family-generic="swiss" style:font-pitch="fixed"/>
    <style:font-face style:name="Calisto MT" svg:font-family="'Calisto MT'" style:font-adornments="Félkövér" style:font-family-generic="roman" style:font-pitch="variable"/>
    <style:font-face style:name="Droid Serif1" svg:font-family="'Droid Serif'" style:font-family-generic="roman" style:font-pitch="variable"/>
    <style:font-face style:name="Droid Serif" svg:font-family="'Droid Serif'" style:font-adornments="Általáno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fo:color="#808080" officeooo:rsid="00171f08" officeooo:paragraph-rsid="00171f08"/>
    </style:style>
    <style:style style:name="P2" style:family="paragraph" style:parent-style-name="Footer">
      <style:paragraph-properties fo:margin-left="0cm" fo:margin-right="0.026cm" fo:text-indent="0cm" style:auto-text-indent="false">
        <style:tab-stops>
          <style:tab-stop style:position="9.001cm" style:type="center"/>
          <style:tab-stop style:position="17.013cm" style:type="right"/>
        </style:tab-stops>
      </style:paragraph-properties>
      <style:text-properties fo:color="#808080" officeooo:rsid="00171f08" officeooo:paragraph-rsid="00171f08"/>
    </style:style>
    <style:style style:name="P3" style:family="paragraph" style:parent-style-name="Sima_20_szöveg">
      <style:text-properties officeooo:paragraph-rsid="000f41c6"/>
    </style:style>
    <style:style style:name="P4" style:family="paragraph" style:parent-style-name="Sima_20_szöveg">
      <style:text-properties officeooo:paragraph-rsid="00108508"/>
    </style:style>
    <style:style style:name="P5" style:family="paragraph" style:parent-style-name="Sima_20_szöveg">
      <style:text-properties officeooo:paragraph-rsid="0010d301"/>
    </style:style>
    <style:style style:name="P6" style:family="paragraph" style:parent-style-name="Sima_20_szöveg">
      <style:text-properties officeooo:paragraph-rsid="00117d05"/>
    </style:style>
    <style:style style:name="P7" style:family="paragraph" style:parent-style-name="Sima_20_szöveg">
      <style:text-properties officeooo:paragraph-rsid="0014501d"/>
    </style:style>
    <style:style style:name="P8" style:family="paragraph" style:parent-style-name="Sima_20_szöveg">
      <style:text-properties officeooo:paragraph-rsid="0015fa97"/>
    </style:style>
    <style:style style:name="P9" style:family="paragraph" style:parent-style-name="Sima_20_szöveg">
      <style:text-properties officeooo:rsid="0010d301" officeooo:paragraph-rsid="0010d301"/>
    </style:style>
    <style:style style:name="P10" style:family="paragraph" style:parent-style-name="Sima_20_szöveg">
      <style:text-properties officeooo:rsid="000d1325"/>
    </style:style>
    <style:style style:name="P11" style:family="paragraph" style:parent-style-name="Sima_20_szöveg">
      <style:text-properties officeooo:rsid="000d1325" officeooo:paragraph-rsid="000f41c6"/>
    </style:style>
    <style:style style:name="P12" style:family="paragraph" style:parent-style-name="Sima_20_szöveg">
      <style:text-properties officeooo:rsid="000d8c75"/>
    </style:style>
    <style:style style:name="P13" style:family="paragraph" style:parent-style-name="Sima_20_szöveg">
      <style:text-properties officeooo:rsid="000f41c6" officeooo:paragraph-rsid="000f41c6"/>
    </style:style>
    <style:style style:name="P14" style:family="paragraph" style:parent-style-name="Sima_20_szöveg">
      <style:text-properties officeooo:rsid="000f9e48" officeooo:paragraph-rsid="000f9e48"/>
    </style:style>
    <style:style style:name="P15" style:family="paragraph" style:parent-style-name="Sima_20_szöveg">
      <style:text-properties officeooo:rsid="00108508" officeooo:paragraph-rsid="00108508"/>
    </style:style>
    <style:style style:name="P16" style:family="paragraph" style:parent-style-name="Sima_20_szöveg">
      <style:text-properties officeooo:rsid="00117d05"/>
    </style:style>
    <style:style style:name="P17" style:family="paragraph" style:parent-style-name="Sima_20_szöveg">
      <style:text-properties officeooo:rsid="00117d05" officeooo:paragraph-rsid="00117d05"/>
    </style:style>
    <style:style style:name="P18" style:family="paragraph" style:parent-style-name="Sima_20_szöveg">
      <style:text-properties officeooo:rsid="0014501d" officeooo:paragraph-rsid="0014501d"/>
    </style:style>
    <style:style style:name="P19" style:family="paragraph" style:parent-style-name="Első_20_szintű">
      <style:text-properties officeooo:paragraph-rsid="0014501d"/>
    </style:style>
    <style:style style:name="P20" style:family="paragraph" style:parent-style-name="Első_20_szintű">
      <style:text-properties officeooo:rsid="0010d301"/>
    </style:style>
    <style:style style:name="P21" style:family="paragraph" style:parent-style-name="Első_20_szintű">
      <style:text-properties officeooo:rsid="0015fa97" officeooo:paragraph-rsid="0015fa97"/>
    </style:style>
    <style:style style:name="P22" style:family="paragraph" style:parent-style-name="Standard">
      <style:paragraph-properties fo:margin-top="0.7cm" fo:margin-bottom="0cm" style:contextual-spacing="false" fo:text-align="center" style:justify-single-word="false"/>
      <style:text-properties style:font-name="Droid Serif1" fo:font-size="14pt" fo:font-weight="bold" officeooo:rsid="000d1325" officeooo:paragraph-rsid="000d1325" style:font-size-asian="14pt" style:font-weight-asian="bold" style:font-size-complex="14pt" style:font-weight-complex="bold"/>
    </style:style>
    <style:style style:name="P23" style:family="paragraph" style:parent-style-name="Másod_20_szintű">
      <style:paragraph-properties fo:break-before="page"/>
    </style:style>
    <style:style style:name="P24" style:family="paragraph" style:parent-style-name="Heading_20_1">
      <style:paragraph-properties fo:margin-top="0cm" fo:margin-bottom="0cm" style:contextual-spacing="false" fo:text-align="center" style:justify-single-word="false"/>
      <style:text-properties style:font-name="Droid Serif1"/>
    </style:style>
    <style:style style:name="P25" style:family="paragraph" style:parent-style-name="Másod_20_szintű">
      <style:paragraph-properties fo:break-before="page"/>
      <style:text-properties officeooo:rsid="0014501d"/>
    </style:style>
    <style:style style:name="P26" style:family="paragraph" style:parent-style-name="Sima_20_szöveg" style:list-style-name="L1"/>
    <style:style style:name="T1" style:family="text">
      <style:text-properties officeooo:rsid="00171f08"/>
    </style:style>
    <style:style style:name="T2" style:family="text">
      <style:text-properties officeooo:rsid="000d1325"/>
    </style:style>
    <style:style style:name="T3" style:family="text">
      <style:text-properties officeooo:rsid="000d8c75"/>
    </style:style>
    <style:style style:name="T4" style:family="text">
      <style:text-properties fo:font-size="14pt" fo:font-style="italic" fo:font-weight="normal" officeooo:rsid="000d1325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size="14pt" officeooo:rsid="000d1325" style:font-size-asian="14pt" style:font-size-complex="14pt"/>
    </style:style>
    <style:style style:name="T6" style:family="text">
      <style:text-properties fo:font-size="36pt" fo:font-weight="normal" officeooo:rsid="000d1325" style:font-size-asian="36pt" style:font-weight-asian="normal" style:font-size-complex="36pt" style:font-weight-complex="normal"/>
    </style:style>
    <style:style style:name="T7" style:family="text">
      <style:text-properties officeooo:rsid="000f41c6"/>
    </style:style>
    <style:style style:name="T8" style:family="text">
      <style:text-properties officeooo:rsid="000f9e48"/>
    </style:style>
    <style:style style:name="T9" style:family="text">
      <style:text-properties officeooo:rsid="00108508"/>
    </style:style>
    <style:style style:name="T10" style:family="text">
      <style:text-properties officeooo:rsid="0010d301"/>
    </style:style>
    <style:style style:name="T11" style:family="text">
      <style:text-properties officeooo:rsid="00117d05"/>
    </style:style>
    <style:style style:name="T12" style:family="text">
      <style:text-properties officeooo:rsid="0014501d"/>
    </style:style>
    <style:style style:name="T13" style:family="text">
      <style:text-properties officeooo:rsid="0015fa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<text:span text:style-name="T6">S.U.M.S.U.M.</text:span><text:span text:style-name="T2"><text:line-break/></text:span><text:span text:style-name="T4">Super Unusual Medieval Strategic Ultimate Mission</text:span></text:h>
      <text:p text:style-name="P22">Felhasználói dokumentáció</text:p>
      <text:p text:style-name="Első_20_szintű"><text:span text:style-name="T2">1. </text:span><text:span text:style-name="T2">Bevezetés</text:span></text:p>
      <text:p text:style-name="P9">A S.U.M.S.U.M egy egyszerű stratégiai játék. Használata szimplán kikapcsolódásra és szórakozásra jó.</text:p>
      <text:p text:style-name="P20">2. Működési elv</text:p>
      <text:p text:style-name="P9">Mint minden stratégiai játékban, itt is az elsődleges cél a fejlődés és az ellenség legyőzése. Ebben a játékban mindenki egy faluval kezd, amiben parasztok, nyersanyagok és katonák találhatóak. Játszani pedig ezeknek az értékeknek a manipulálásával és az ezekkel való gazdálkodással lehet.</text:p>
      <text:p text:style-name="P9"/>
      <text:p text:style-name="P9">A parasztok nyersanyagot termelnek, a katonák nyersanyagot fogyasztanak, nyersanyagból lehet parasztot készíteni, és egy parasztból és adott mennyiségű nyersanyagból pedig katonát lehet készíteni.</text:p>
      <text:p text:style-name="P9"/>
      <text:p text:style-name="P9">Ezeknek az értékeknek az okos manipulálásával pedig a falunk fejlődhet és legyőzhetjük a többi falut.</text:p>
      <text:p text:style-name="Első_20_szintű"><text:span text:style-name="T12">3</text:span><text:span text:style-name="T2">. </text:span><text:span text:style-name="T9">A főm</text:span><text:span text:style-name="T3">enü</text:span></text:p>
      <text:p text:style-name="P3"><text:span text:style-name="T2">A program elindítása után</text:span><text:span text:style-name="T3"> a</text:span><text:span text:style-name="T2"> </text:span><text:span text:style-name="T3">fő</text:span><text:span text:style-name="T2">menü fogad minket. Ide be tudjuk írni a nevünket a szokásos módon: <text:s/>az angol ABC betűit leütve megjelennek </text:span><text:span text:style-name="T3">a lenyomott billentyűk</text:span><text:span text:style-name="T2">, </text:span><text:span text:style-name="Mono"><text:span text:style-name="T2">B</text:span></text:span><text:span text:style-name="Mono"><text:span text:style-name="T3">ACKSPACE</text:span></text:span><text:span text:style-name="T2"> gombot lenyomva pedig törölhetjük az utolsó betűt. </text:span><text:span text:style-name="T3">Lehetőség van kis- és nagybetű írására is.</text:span></text:p>
      <text:p text:style-name="P11">Közvetlenül a nevünk alatt a játszma paraméterei állíthatóak. A fel/le gombokkal tudunk a menüpontok között lépkedni, a jobbra/balra billentyűkkel pedig a kiválasztott értékeket módosítani.</text:p>
      <text:p text:style-name="P11"/>
      <text:p text:style-name="P10">A menüpontok a következők:</text:p>
      <text:p text:style-name="Másod_20_szintű"><text:span text:style-name="T12">3</text:span><text:span text:style-name="T2">.1. </text:span><text:span text:style-name="Mono"><text:span text:style-name="T5">Player color</text:span></text:span></text:p>
      <text:p text:style-name="P10">Itt tudjuk állítani a saját falunk színét. Mind a 8 szín elérhető, ami a játékban van: piros, sárga, zöld, kék, lila, rózsaszín, fekete, fehér.</text:p>
      <text:p text:style-name="P23"><text:span text:style-name="T12">3.</text:span><text:span text:style-name="T2">2. </text:span><text:span text:style-name="Mono"><text:span text:style-name="T5">Number of enemies</text:span></text:span></text:p>
      <text:p text:style-name="Sima_20_szöveg"><text:span text:style-name="T2">Itt az ellenséges faluk számát tudjuk beállítani. Sok falu esetén sok falu támadhat </text:span><text:span text:style-name="T3">meg </text:span><text:span text:style-name="T2">minket és a játszma megnyeréséhez </text:span><text:span text:style-name="T3">is </text:span><text:span text:style-name="T2">mindet el kell foglalnunk, </text:span><text:span text:style-name="T3">ezáltal</text:span><text:span text:style-name="T2"> </text:span><text:span text:style-name="T3">jelentősen megnehezítve a dolgunkat.</text:span></text:p>
      <text:p text:style-name="Másod_20_szintű"><text:span text:style-name="T12">3</text:span><text:span text:style-name="T2">.3. </text:span><text:span text:style-name="Mono"><text:span text:style-name="T5">Difficulty</text:span></text:span></text:p>
      <text:p text:style-name="Sima_20_szöveg"><text:span text:style-name="T2">Itt a játszma nehézségét állíthatjuk. Minél nehezebb</text:span><text:span text:style-name="T7">et választunk</text:span><text:span text:style-name="T2">, a számítógép által vezérelt faluk annál gyakrabban és annál optimálisabban fognak cselekedni.</text:span></text:p>
      <text:p text:style-name="Másod_20_szintű"><text:span text:style-name="T12">3</text:span><text:span text:style-name="T2">.4. </text:span><text:span text:style-name="Mono"><text:span text:style-name="T5">Map size</text:span></text:span></text:p>
      <text:p text:style-name="Sima_20_szöveg"><text:span text:style-name="T2">Itt a faluk minimális távolságát lehet állítani. Minél nagyobb, annál jobban el lesznek szórva a faluk egymástól és annál több időbe fog telni az egységeknek, hogy egyik falutó</text:span><text:span text:style-name="T3">l</text:span><text:span text:style-name="T2"> </text:span><text:span text:style-name="T3">a</text:span><text:span text:style-name="T2"> másikig eljussanak.</text:span></text:p>
      <text:p text:style-name="Másod_20_szintű"><text:span text:style-name="T12">3</text:span><text:span text:style-name="T2">.5. </text:span><text:span text:style-name="Mono"><text:span text:style-name="T5">Starting resources</text:span></text:span></text:p>
      <text:p text:style-name="Sima_20_szöveg"><text:span text:style-name="T2">Itt a kezdeti állapotot tudjuk beállítani: mennyi paraszttal, nyersanyaggal és katonával kezd</text:span><text:span text:style-name="T3">ődjön a játszma</text:span><text:span text:style-name="T2">.</text:span></text:p>
      <text:list xml:id="list18166764051" text:style-name="L1">
        <text:list-item>
          <text:p text:style-name="P26"><text:span text:style-name="Mono"><text:span text:style-name="T3">less</text:span></text:span><text:span text:style-name="T3"> esetén 10 paraszttal, 0 nyersanyaggal és 0 katonával,</text:span></text:p>
        </text:list-item>
        <text:list-item>
          <text:p text:style-name="P26"><text:span text:style-name="Mono"><text:span text:style-name="T3">normal</text:span></text:span><text:span text:style-name="T3"> esetén 20 paraszttal, 50 nyersanyaggal és 10 katonával,</text:span></text:p>
        </text:list-item>
        <text:list-item>
          <text:p text:style-name="P26"><text:span text:style-name="Mono"><text:span text:style-name="T3">more</text:span></text:span><text:span text:style-name="T3"> esetén pedig 40 paraszttal, 250 nyersanyaggal és szintén 40 katonával kezdünk.</text:span></text:p>
        </text:list-item>
      </text:list>
      <text:p text:style-name="P12"/>
      <text:p text:style-name="Sima_20_szöveg"><text:span text:style-name="T3">A menüben bármikor </text:span><text:span text:style-name="Mono"><text:span text:style-name="T3">ENTER</text:span></text:span><text:span text:style-name="T3">-t nyomva elindíthatjuk a játszmát.</text:span></text:p>
      <text:p text:style-name="P12"/>
      <text:p text:style-name="Sima_20_szöveg"><text:span text:style-name="T3">Az utolsó menüpont pedig a </text:span><text:span text:style-name="Mono"><text:span text:style-name="T3">View highscores</text:span></text:span><text:span text:style-name="T3">, amit kiválasztv</text:span><text:span text:style-name="T8">a</text:span><text:span text:style-name="T3"> a dicsőséglistát tudjuk megtekinteni, ami a 10 legtöbb pontot elért játékos nevét és elért pontszámát tartalmazza.</text:span></text:p>
      <text:p text:style-name="Első_20_szintű"><text:span text:style-name="T12">4</text:span><text:span text:style-name="T3">. </text:span><text:span text:style-name="T9">A j</text:span><text:span text:style-name="T3">átszma</text:span></text:p>
      <text:p text:style-name="P3"><text:span text:style-name="T7">A menüben </text:span><text:span text:style-name="Mono"><text:span text:style-name="T7">ENTER</text:span></text:span><text:span text:style-name="T7">-t nyomva elindíthatjuk a program központi elemét, a játszmát. Ekkor </text:span><text:span text:style-name="T8">az általunk </text:span><text:span text:style-name="T7"><text:s/>kiválasztott mennyiségű falu fogad minket, szintén </text:span><text:span text:style-name="T8">az általunk </text:span><text:span text:style-name="T7">kiválasztott távolságra egymástól, amik közül </text:span><text:span text:style-name="T8">egyet</text:span><text:span text:style-name="T7"> mi irányítunk. </text:span><text:span text:style-name="T8">E</text:span><text:span text:style-name="T7">zt </text:span><text:span text:style-name="T8">a falut </text:span><text:span text:style-name="T7">egy sárga négyzet jelöli a </text:span><text:span text:style-name="T8">képe</text:span><text:span text:style-name="T7"> körül.</text:span></text:p>
      <text:p text:style-name="P13"/>
      <text:p text:style-name="P13"/>
      <text:p text:style-name="P13">Egy falut 3 számmal lehet jellemezni:</text:p>
      <text:p text:style-name="Másod_20_szintű"><text:span text:style-name="T12">4</text:span><text:span text:style-name="T7">.1.</text:span><text:span text:style-name="T9">1.</text:span><text:span text:style-name="T7"> Parasztok száma</text:span></text:p>
      <text:p text:style-name="P3"><text:span text:style-name="T7">Ez a szám megadja, hogy egy faluban hány paraszt van. Minél több, annál több </text:span><text:span text:style-name="T8">nyersanyagot</text:span><text:span text:style-name="T7"> termelnek egy másodperc alatt, így annál gyorsabban lehet </text:span><text:span text:style-name="T8">még több</text:span><text:span text:style-name="T7"> parasztot és katonákat csinálni, </text:span><text:span text:style-name="T8">ezáltal támadni.</text:span></text:p>
      <text:p text:style-name="P14"><text:soft-page-break/>Maga a szám egy adott falu képének a jobboldali részén jelenik meg.</text:p>
      <text:p text:style-name="Másod_20_szintű"><text:span text:style-name="T12">4</text:span><text:span text:style-name="T8">.</text:span><text:span text:style-name="T9">1.2.</text:span><text:span text:style-name="T8"> Nyersanyag mennyisége</text:span></text:p>
      <text:p text:style-name="P14">Ez a szám megadja, hogy egy adott faluban mennyi nyersanyag van, ebből kell gazdálkodnia minden falunak.</text:p>
      <text:p text:style-name="P14">A falu képének alsó részén jelenik meg.</text:p>
      <text:p text:style-name="Másod_20_szintű"><text:span text:style-name="T12">4</text:span><text:span text:style-name="T8">.</text:span><text:span text:style-name="T9">1.3.</text:span><text:span text:style-name="T8"> Katonák száma</text:span></text:p>
      <text:p text:style-name="P14">Ez a szám megadja, hogy egy faluban hány katona található. Ezeket a katonákat lehet elküldeni más falukra is támadás/támogatás céljából.</text:p>
      <text:p text:style-name="P14">A falu képének bal felső sarkában jelenik meg.</text:p>
      <text:p text:style-name="P14"/>
      <text:p text:style-name="P14"/>
      <text:p text:style-name="P14"/>
      <text:p text:style-name="P14">A játékot akkor nyerjük meg, ha minden falut sikeresen elfoglaltunk. Ehhez viszont irányítanunk kell a falukat:</text:p>
      <text:p text:style-name="Másod_20_szintű"><text:span text:style-name="T12">4</text:span><text:span text:style-name="T9">.2.1. Paraszt készítés</text:span></text:p>
      <text:p text:style-name="P15">Ha elég nyersanyag van egy faluban (több, mint 10), akkor abban a faluban készíthetünk még egy parasztot. Ilyenkor természetesen csökkenni fog a nyersanyagmennyiség, viszont nőni fog a termelékenység, és egy idő után a paraszt „vissza hozza az árát”.</text:p>
      <text:p text:style-name="P4"><text:span text:style-name="T9">Parasztot a </text:span><text:span text:style-name="Mono"><text:span text:style-name="T9">Page Up</text:span></text:span><text:span text:style-name="T9"> gombbal tudunk készíteni a kiválasztott faluban.</text:span></text:p>
      <text:p text:style-name="Másod_20_szintű"><text:span text:style-name="T12">4</text:span><text:span text:style-name="T9">.2.</text:span><text:span text:style-name="T12">2.</text:span><text:span text:style-name="T9"> Katona készítés</text:span></text:p>
      <text:p text:style-name="P4"><text:span text:style-name="T9">Ha elég nyersanyag van egy faluban </text:span><text:span text:style-name="T10">(több, mint 20)</text:span><text:span text:style-name="T9">, és a parasztok által termelt nyersanyagmennyiség is több, mint amennyit a katonák fogyasztanak, akkor a faluban lehetőség van egy új katona elkészítésére. Ilyenkor csökkenni fog a nyersanyagmennyiség, sőt, a termelékenység is (mivel több nyersanyagot fogyasztó katona van), viszont lesz, aki védi a falut, </text:span><text:span text:style-name="T10">akit </text:span><text:span text:style-name="T9">elküldhet</text:span><text:span text:style-name="T10">ünk</text:span><text:span text:style-name="T9"> támadni, </text:span><text:span text:style-name="T10">stb.</text:span></text:p>
      <text:p text:style-name="P4"><text:span text:style-name="T9">Katonát a </text:span><text:span text:style-name="Mono"><text:span text:style-name="T9">Page Down</text:span></text:span><text:span text:style-name="T9"> billentyű lenyomásával készíthetünk.</text:span></text:p>
      <text:p text:style-name="Másod_20_szintű"><text:span text:style-name="T12">4</text:span><text:span text:style-name="T9">.2.3. Zászlóalj kiküldése</text:span></text:p>
      <text:p text:style-name="P5"><text:span text:style-name="T10">Ha egy falu rendelkezik egy zászlóaljnyi katonával (10), akkor egy zászlóaljt kiküldhet támadásra/támogatásra egy másik faluba. Ehhez ki kell választani azt a falut, amely elég katonával rendelkezik, majd </text:span><text:span text:style-name="T11">a </text:span><text:span text:style-name="T10">jobb </text:span><text:span text:style-name="T11">gombbal kattintani</text:span><text:span text:style-name="T10"> egy másik falu</text:span><text:span text:style-name="T11">ra</text:span><text:span text:style-name="T10">. Ha ellenséges faluba küldjük, akkor támadni fognak, ha saját falunkba, akkor pedig támogatás lesz, azaz ott fognak letelepedni és védekezni </text:span><text:span text:style-name="T11">a katonák</text:span><text:span text:style-name="T10">.</text:span></text:p>
      <text:p text:style-name="P9"/>
      <text:p text:style-name="P9"/>
      <text:p text:style-name="P5"><text:span text:style-name="T10">A számítógép által vezérelt faluk ugyanezeket a lépéseket hajtják végre, </text:span><text:span text:style-name="T12">emiatt van</text:span><text:span text:style-name="T10"> lehetőség a számítógép ellen játszani.</text:span></text:p>
      <text:p text:style-name="P25">4.3. A játszma kimenetele</text:p>
      <text:p text:style-name="P17">Akkor lehetünk sikeresek és akkor fejlődhet sokat a falunk, ha „erős gazdaságot építünk ki”, azaz először a lehető legtöbb paraszt előállítására törekszünk. Ekkor lesz magas a termelés és ekkor tudunk sok katonát gyártani és sokat támadni.</text:p>
      <text:p text:style-name="P17"/>
      <text:p text:style-name="Sima_20_szöveg"><text:span text:style-name="T11">Ezek után ha sikerült elfoglalni az összes falut, akkor nyertünk, és ezt a program egy </text:span><text:span text:style-name="Mono"><text:span text:style-name="T11">Victory!</text:span></text:span><text:span text:style-name="T11"> f</text:span>elirattal <text:span text:style-name="T11">jelzi is. Ilyenkor kiszámítja, hogy hány pontot értünk el, és ha kell, beírja a nevünket és a pontszámunkat a dicsőséglistába.</text:span></text:p>
      <text:p text:style-name="P16"/>
      <text:p text:style-name="P6"><text:span text:style-name="T11">Viszont ha minden falunkat elfoglalták és nincsenek katonáin</text:span><text:span text:style-name="T12">k sem úton egy faluból egy másikba</text:span><text:span text:style-name="T11">, akkor pedig vesztettünk, amit a program egy </text:span><text:span text:style-name="Mono"><text:span text:style-name="T11">You have been defeated!</text:span></text:span><text:span text:style-name="T11"> szöveggel tudat velünk. Ekkor </text:span><text:span text:style-name="Mono"><text:span text:style-name="T11">ENTER</text:span></text:span><text:span text:style-name="T11">-t nyomva vissza tudunk lépni a főmenübe és új játszmát kezdhetünk.</text:span></text:p>
      <text:p text:style-name="P19"><text:span text:style-name="T12">5. A dicsőséglist</text:span><text:span text:style-name="T1">a</text:span></text:p>
      <text:p text:style-name="P7"><text:span text:style-name="T12">Ha a főmenüben a </text:span><text:span text:style-name="Mono"><text:span text:style-name="T12">View highscores</text:span></text:span><text:span text:style-name="T12"> menüpontot választjuk, akkor meg tudjuk tekinteni a dicsőséglistát. Ilyenkor a program megjeleníti a 10 legtöbb pontot elért játékos nevét és pontszámát.</text:span></text:p>
      <text:p text:style-name="P18"/>
      <text:p text:style-name="P7"><text:span text:style-name="T12">A főmenübe az az </text:span><text:span text:style-name="Mono"><text:span text:style-name="T12">ESC</text:span></text:span><text:span text:style-name="T12"> gombban tudunk visszalépni.</text:span></text:p>
      <text:p text:style-name="P21">6. Befejezés</text:p>
      <text:p text:style-name="P8"><text:span text:style-name="T13">A programból a főmenüből tudunk kilépni az </text:span><text:span text:style-name="Mono"><text:span text:style-name="T13">ESC</text:span></text:span><text:span text:style-name="T13"> gomb megnyomásával. Ekkor a program teljesen bezárul, viszont a dicsőséglista megmarad egy külső fájlba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adornments="Félkövér" style:font-family-generic="swiss" style:font-pitch="fixed"/>
    <style:font-face style:name="Calisto MT" svg:font-family="'Calisto MT'" style:font-adornments="Félkövér" style:font-family-generic="roman" style:font-pitch="variable"/>
    <style:font-face style:name="Droid Serif1" svg:font-family="'Droid Serif'" style:font-family-generic="roman" style:font-pitch="variable"/>
    <style:font-face style:name="Droid Serif" svg:font-family="'Droid Serif'" style:font-adornments="Általáno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1cm" fo:margin-right="1cm" fo:margin-top="0cm" fo:margin-bottom="0cm" style:contextual-spacing="false" fo:text-indent="0cm" style:auto-text-indent="false"/>
      <style:text-properties style:font-name="Droid Serif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style:font-name="Calisto MT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0.4cm" fo:margin-right="0cm" fo:margin-top="0cm" fo:margin-bottom="0cm" style:contextual-spacing="false" fo:text-indent="0cm" style:auto-text-indent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Első_20_szintű" style:display-name="Első szintű" style:family="paragraph" style:parent-style-name="Standard" style:master-page-name="">
      <style:paragraph-properties fo:margin="100%" fo:margin-left="0cm" fo:margin-right="0cm" fo:margin-top="1cm" fo:margin-bottom="0.3cm" style:contextual-spacing="false" fo:text-indent="0cm" style:auto-text-indent="false" style:page-number="auto"/>
      <style:text-properties fo:font-size="20pt" fo:font-weight="normal" style:font-size-asian="10.5pt"/>
    </style:style>
    <style:style style:name="Másod_20_szintű" style:display-name="Másod szintű" style:family="paragraph" style:parent-style-name="Első_20_szintű" style:master-page-name="">
      <style:paragraph-properties fo:margin="100%" fo:margin-left="0.499cm" fo:margin-right="0cm" fo:margin-top="0.499cm" fo:margin-bottom="0.3cm" style:contextual-spacing="false" fo:text-indent="0cm" style:auto-text-indent="false" style:page-number="auto"/>
      <style:text-properties fo:font-size="15pt" fo:font-weight="normal" style:font-size-asian="10.5pt"/>
    </style:style>
    <style:style style:name="Sima_20_szöveg" style:display-name="Sima szöveg" style:family="paragraph" style:parent-style-name="Standard" style:master-page-name="">
      <style:paragraph-properties fo:text-align="justify" style:justify-single-word="false" style:page-number="auto"/>
      <style:text-properties fo:font-size="12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Mono" style:family="text">
      <style:text-properties style:font-name="Droid Sans Mono" fo:font-size="11pt" fo:font-weight="bold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8080" officeooo:rsid="00171f08" officeooo:paragraph-rsid="00171f08"/>
    </style:style>
    <style:style style:name="MP2" style:family="paragraph" style:parent-style-name="Footer">
      <style:paragraph-properties fo:margin-left="0cm" fo:margin-right="0.026cm" fo:text-indent="0cm" style:auto-text-indent="false">
        <style:tab-stops>
          <style:tab-stop style:position="9.001cm" style:type="center"/>
          <style:tab-stop style:position="17.013cm" style:type="right"/>
        </style:tab-stops>
      </style:paragraph-properties>
      <style:text-properties fo:color="#808080" officeooo:rsid="00171f08" officeooo:paragraph-rsid="00171f08"/>
    </style:style>
    <style:page-layout style:name="Mpm1">
      <style:page-layout-properties fo:page-width="21.001cm" fo:page-height="29.7cm" style:num-format="1" style:print-orientation="portrait" fo:margin="1.499cm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S.U.M.S.U.M. Felhasználói Dok.<text:tab/><text:tab/>Boros László - VM0LV0</text:p>
      </style:header>
      <style:footer>
        <text:p text:style-name="MP2"><text:tab/><text:tab/>2012. december 2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2T17:03:01</meta:creation-date>
    <meta:editing-cycles>8</meta:editing-cycles>
    <meta:editing-duration>PT1H3M36S</meta:editing-duration>
    <dc:date>2012-12-02T23:51:51</dc:date>
    <meta:generator>LibreOffice/3.6$Linux_X86_64 LibreOffice_project/360m1$Build-2</meta:generator>
    <meta:document-statistic meta:table-count="0" meta:image-count="0" meta:object-count="0" meta:page-count="4" meta:paragraph-count="60" meta:word-count="927" meta:character-count="6338" meta:non-whitespace-character-count="5469"/>
  </office:meta>
</office:document-meta>
</file>